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11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5" office:value-type="float" office:value="6.5" calcext:value-type="float">
            <text:p>6,5</text:p>
          </table:table-cell>
          <table:table-cell table:style-name="ce11" office:value-type="string" calcext:value-type="string">
            <text:p>Implementacja wypożyczania pojazdów, listowania, zmiany wypożyczenia</text:p>
          </table:table-cell>
        </table:table-row>
        <table:table-row table:style-name="ro3">
          <table:table-cell table:style-name="ce2" office:value-type="date" office:date-value="2020-08-11" calcext:value-type="date">
            <text:p>11.08.2020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Dodanie pola do instniejących encji, refaktoryzacja, części kodu. Dodanie możliwości odrzucania próśb o wypożyczenie przez administratora. Zaimplementowanie przeniesienia odrzuconych zgłoszeń do historii wypożyczeń. Dodanie end pointa do otrzymywania informacji o historii wypożyczeń zalogowanego użytkownika.</text:p>
          </table:table-cell>
        </table:table-row>
        <table:table-row table:style-name="ro2">
          <table:table-cell table:style-name="ce2" office:value-type="date" office:date-value="2020-08-12" calcext:value-type="date">
            <text:p>12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3" calcext:value-type="date">
            <text:p>13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4" calcext:value-type="date">
            <text:p>1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7" calcext:value-type="date">
            <text:p>1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/>
          <table:table-cell table:style-name="ce5" table:formula="of:=SUM([.B2:.B45])" office:value-type="float" office:value="126" calcext:value-type="float">
            <text:p>126</text:p>
          </table:table-cell>
          <table:table-cell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.00.0000</text:date>, <text:time style:data-style-name="N2" text:time-value="15:18:01.45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11T15:25:34.488000000</dc:date>
    <meta:editing-duration>PT1H1M51S</meta:editing-duration>
    <meta:editing-cycles>35</meta:editing-cycles>
    <meta:generator>LibreOffice/6.4.2.2$Windows_X86_64 LibreOffice_project/4e471d8c02c9c90f512f7f9ead8875b57fcb1ec3</meta:generator>
    <meta:document-statistic meta:table-count="1" meta:cell-count="102" meta:object-count="0"/>
  </office:meta>
</office:document-meta>
</file>